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criptsTestExecutionListener.createDatabasePopulator( MergedSqlConfig mergedSql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ScriptsTestExecutionListener.detectDefaultScript( Class &lt; ? &gt; testClass , Method testMethod , boolean classLev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qlScripts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executeSqlScripts( Sql sql , ExecutionPhase executionPhase , TestContext testContext , boolean classLeve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qlScriptsTestExecutionListener.getSqlMergeModeFo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executeSqlScripts( TestContext testContext , ExecutionPhase executionPh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ScriptsTestExecutionListener.getSqlMergeModeFor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getSqlAnnotationsFo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sameDataSource( DataSource ds1 , DataSource d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ScriptsTestExecutionListener.getSqlMethod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registerClasspathResources( String [ ] paths , RuntimeHints runtime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ScriptsTestExecutionListener.getScripts( Sql sql , Class &lt; ? &gt; testClass , Method testMethod , boolean class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ScriptsTestExecutionListener.getSqlAnnotationsFor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executeSqlScripts( Set &lt; Sql &gt; sqlAnnotations , TestContext testContext , ExecutionPhase executionPhase , boolean class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mergeSqlAnnotations( TestContext tes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Scripts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sTestExecutionListener.getDataSourceFromTransactionManager( PlatformTransactionManager transaction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ScriptsTestExecutionListener.processAheadOfTime( RuntimeHints runtimeHints , Class &lt; ? &gt; testClas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